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5A6B0147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8cm" svg:height="16.199cm" svg:x="2.9cm" svg:y="1.8cm">
          <draw:image xlink:href="Pictures/100002010000045E00000345A6B014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20T11:26:10.296000000</dc:date>
    <meta:editing-duration>PT8M29S</meta:editing-duration>
    <meta:editing-cycles>3</meta:editing-cycles>
    <meta:generator>LibreOffice/4.2.5.2$Windows_x86 LibreOffice_project/61cb170a04bb1f12e77c884eab9192be736ec5f5</meta:generator>
    <meta:document-statistic meta:object-count="1"/>
  </office:meta>
</office:document-meta>
</file>